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_site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29628.1439999999" table:style-name="ce1">
            <text:p>3229628.144</text:p>
          </table:table-cell>
          <table:table-cell office:value-type="float" office:value="3078197.7080000001" table:style-name="ce1">
            <text:p>3078197.70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6986.3640000001" table:style-name="ce1">
            <text:p>3216986.364</text:p>
          </table:table-cell>
          <table:table-cell office:value-type="float" office:value="2951192.3089999999" table:style-name="ce1">
            <text:p>2951192.30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6038.3309999998" table:style-name="ce1">
            <text:p>3216038.331</text:p>
          </table:table-cell>
          <table:table-cell office:value-type="float" office:value="2960749.3220000002" table:style-name="ce1">
            <text:p>2960749.32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7265.071" table:style-name="ce1">
            <text:p>3217265.071</text:p>
          </table:table-cell>
          <table:table-cell office:value-type="float" office:value="2960874.3790000002" table:style-name="ce1">
            <text:p>2960874.37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05745.7310000001" table:style-name="ce1">
            <text:p>3205745.731</text:p>
          </table:table-cell>
          <table:table-cell office:value-type="float" office:value="2963059.801" table:style-name="ce1">
            <text:p>2963059.80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4891.41" table:style-name="ce1">
            <text:p>3214891.41</text:p>
          </table:table-cell>
          <table:table-cell office:value-type="float" office:value="2928147.0630000001" table:style-name="ce1">
            <text:p>2928147.06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9317.2790000001" table:style-name="ce1">
            <text:p>3219317.279</text:p>
          </table:table-cell>
          <table:table-cell office:value-type="float" office:value="2971029.5260000001" table:style-name="ce1">
            <text:p>2971029.5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22862.0150000001" table:style-name="ce1">
            <text:p>3222862.015</text:p>
          </table:table-cell>
          <table:table-cell office:value-type="float" office:value="2964370.2140000002" table:style-name="ce1">
            <text:p>2964370.214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2458.1460000002" table:style-name="ce1">
            <text:p>3212458.146</text:p>
          </table:table-cell>
          <table:table-cell office:value-type="float" office:value="2941450.1579999998" table:style-name="ce1">
            <text:p>2941450.15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190927.5970000001" table:style-name="ce1">
            <text:p>3190927.597</text:p>
          </table:table-cell>
          <table:table-cell office:value-type="float" office:value="2934733.8790000002" table:style-name="ce1">
            <text:p>2934733.87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9062.392" table:style-name="ce1">
            <text:p>3219062.392</text:p>
          </table:table-cell>
          <table:table-cell office:value-type="float" office:value="2957000.395" table:style-name="ce1">
            <text:p>2957000.39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4927.9720000001" table:style-name="ce1">
            <text:p>3214927.972</text:p>
          </table:table-cell>
          <table:table-cell office:value-type="float" office:value="2957598.2760000001" table:style-name="ce1">
            <text:p>2957598.276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24316.2519999999" table:style-name="ce1">
            <text:p>3224316.252</text:p>
          </table:table-cell>
          <table:table-cell office:value-type="float" office:value="2949812.85" table:style-name="ce1">
            <text:p>2949812.8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3747.0290000001" table:style-name="ce1">
            <text:p>3213747.029</text:p>
          </table:table-cell>
          <table:table-cell office:value-type="float" office:value="2958541.5610000002" table:style-name="ce1">
            <text:p>2958541.56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17002.7850000001" table:style-name="ce1">
            <text:p>3217002.785</text:p>
          </table:table-cell>
          <table:table-cell office:value-type="float" office:value="2851990.43" table:style-name="ce1">
            <text:p>2851990.4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18154.45" table:style-name="ce1">
            <text:p>3218154.45</text:p>
          </table:table-cell>
          <table:table-cell office:value-type="float" office:value="2860837.2239999999" table:style-name="ce1">
            <text:p>2860837.22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69737.4440000001" table:style-name="ce1">
            <text:p>3269737.444</text:p>
          </table:table-cell>
          <table:table-cell office:value-type="float" office:value="2861722.4410000001" table:style-name="ce1">
            <text:p>2861722.44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71211.0809999998" table:style-name="ce1">
            <text:p>3271211.081</text:p>
          </table:table-cell>
          <table:table-cell office:value-type="float" office:value="2856803.2769999998" table:style-name="ce1">
            <text:p>2856803.27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674506.4619999998" table:style-name="ce1">
            <text:p>3674506.462</text:p>
          </table:table-cell>
          <table:table-cell office:value-type="float" office:value="2346302.09" table:style-name="ce1">
            <text:p>2346302.0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08293.7590000001" table:style-name="ce1">
            <text:p>3508293.759</text:p>
          </table:table-cell>
          <table:table-cell office:value-type="float" office:value="2205062.8990000002" table:style-name="ce1">
            <text:p>2205062.899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328.8169999998" table:style-name="ce1">
            <text:p>3523328.817</text:p>
          </table:table-cell>
          <table:table-cell office:value-type="float" office:value="2283708.702" table:style-name="ce1">
            <text:p>2283708.70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458.2919999999" table:style-name="ce1">
            <text:p>3523458.292</text:p>
          </table:table-cell>
          <table:table-cell office:value-type="float" office:value="2208871.4739999999" table:style-name="ce1">
            <text:p>2208871.47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4561.355" table:style-name="ce1">
            <text:p>3524561.355</text:p>
          </table:table-cell>
          <table:table-cell office:value-type="float" office:value="2229936.6129999999" table:style-name="ce1">
            <text:p>2229936.613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5733.1379999998" table:style-name="ce1">
            <text:p>3525733.138</text:p>
          </table:table-cell>
          <table:table-cell office:value-type="float" office:value="2285682.1919999998" table:style-name="ce1">
            <text:p>2285682.19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8610.2779999999" table:style-name="ce1">
            <text:p>3518610.278</text:p>
          </table:table-cell>
          <table:table-cell office:value-type="float" office:value="2283207.8319999999" table:style-name="ce1">
            <text:p>2283207.83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3628.8360000001" table:style-name="ce1">
            <text:p>3523628.836</text:p>
          </table:table-cell>
          <table:table-cell office:value-type="float" office:value="2281900.0959999999" table:style-name="ce1">
            <text:p>2281900.096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7155.4019999998" table:style-name="ce1">
            <text:p>3527155.402</text:p>
          </table:table-cell>
          <table:table-cell office:value-type="float" office:value="2285608.841" table:style-name="ce1">
            <text:p>2285608.84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328.7719999999" table:style-name="ce1">
            <text:p>3523328.772</text:p>
          </table:table-cell>
          <table:table-cell office:value-type="float" office:value="2201927.977" table:style-name="ce1">
            <text:p>2201927.977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16010.9139999999" table:style-name="ce1">
            <text:p>3516010.914</text:p>
          </table:table-cell>
          <table:table-cell office:value-type="float" office:value="2201544.5279999999" table:style-name="ce1">
            <text:p>2201544.528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18978.909" table:style-name="ce1">
            <text:p>3518978.909</text:p>
          </table:table-cell>
          <table:table-cell office:value-type="float" office:value="2200562.8089999999" table:style-name="ce1">
            <text:p>2200562.80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6275.9419999998" table:style-name="ce1">
            <text:p>3526275.942</text:p>
          </table:table-cell>
          <table:table-cell office:value-type="float" office:value="2202700.182" table:style-name="ce1">
            <text:p>2202700.18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6577.8160000001" table:style-name="ce1">
            <text:p>3516577.816</text:p>
          </table:table-cell>
          <table:table-cell office:value-type="float" office:value="2207202.7140000002" table:style-name="ce1">
            <text:p>2207202.71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4430.085" table:style-name="ce1">
            <text:p>3524430.085</text:p>
          </table:table-cell>
          <table:table-cell office:value-type="float" office:value="2286931.125" table:style-name="ce1">
            <text:p>2286931.12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1141.7420000001" table:style-name="ce1">
            <text:p>3521141.742</text:p>
          </table:table-cell>
          <table:table-cell office:value-type="float" office:value="2286008.3790000002" table:style-name="ce1">
            <text:p>2286008.37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23918.2179999999" table:style-name="ce1">
            <text:p>3523918.218</text:p>
          </table:table-cell>
          <table:table-cell office:value-type="float" office:value="2200378.1030000001" table:style-name="ce1">
            <text:p>2200378.103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19116.9750000001" table:style-name="ce1">
            <text:p>3519116.975</text:p>
          </table:table-cell>
          <table:table-cell office:value-type="float" office:value="2198589.7880000002" table:style-name="ce1">
            <text:p>2198589.78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8619.1239999998" table:style-name="ce1">
            <text:p>3518619.124</text:p>
          </table:table-cell>
          <table:table-cell office:value-type="float" office:value="2205617.1710000001" table:style-name="ce1">
            <text:p>2205617.17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448948.6669999999" table:style-name="ce1">
            <text:p>3448948.667</text:p>
          </table:table-cell>
          <table:table-cell office:value-type="float" office:value="2096729.067" table:style-name="ce1">
            <text:p>2096729.06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435630.3739999998" table:style-name="ce1">
            <text:p>3435630.374</text:p>
          </table:table-cell>
          <table:table-cell office:value-type="float" office:value="2167379.6949999998" table:style-name="ce1">
            <text:p>2167379.69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701073.878" table:style-name="ce1">
            <text:p>3701073.878</text:p>
          </table:table-cell>
          <table:table-cell office:value-type="float" office:value="2067642.4450000001" table:style-name="ce1">
            <text:p>2067642.4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5</text:p>
          </table:table-cell>
          <table:table-cell office:value-type="float" office:value="3738299.071" table:style-name="ce1">
            <text:p>3738299.071</text:p>
          </table:table-cell>
          <table:table-cell office:value-type="float" office:value="2134690.2209999999" table:style-name="ce1">
            <text:p>2134690.22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399302.77" table:style-name="ce1">
            <text:p>3399302.77</text:p>
          </table:table-cell>
          <table:table-cell office:value-type="float" office:value="2091881.723" table:style-name="ce1">
            <text:p>2091881.72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703011.0610000002" table:style-name="ce1">
            <text:p>3703011.061</text:p>
          </table:table-cell>
          <table:table-cell office:value-type="float" office:value="2112487.0469999998" table:style-name="ce1">
            <text:p>2112487.047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348498.96" table:style-name="ce1">
            <text:p>3348498.96</text:p>
          </table:table-cell>
          <table:table-cell office:value-type="float" office:value="2109001.6030000001" table:style-name="ce1">
            <text:p>2109001.60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82984.5989999999" table:style-name="ce1">
            <text:p>3282984.599</text:p>
          </table:table-cell>
          <table:table-cell office:value-type="float" office:value="2146228.7689999999" table:style-name="ce1">
            <text:p>2146228.76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307852.031" table:style-name="ce1">
            <text:p>3307852.031</text:p>
          </table:table-cell>
          <table:table-cell office:value-type="float" office:value="2112888.6680000001" table:style-name="ce1">
            <text:p>2112888.668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41744.7960000001" table:style-name="ce1">
            <text:p>3541744.796</text:p>
          </table:table-cell>
          <table:table-cell office:value-type="float" office:value="2080101.838" table:style-name="ce1">
            <text:p>2080101.838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93807.5079999999" table:style-name="ce1">
            <text:p>3693807.508</text:p>
          </table:table-cell>
          <table:table-cell office:value-type="float" office:value="2062672.34" table:style-name="ce1">
            <text:p>2062672.34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02990.1090000002" table:style-name="ce1">
            <text:p>3502990.109</text:p>
          </table:table-cell>
          <table:table-cell office:value-type="float" office:value="2076107.639" table:style-name="ce1">
            <text:p>2076107.639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92219.9369999999" table:style-name="ce1">
            <text:p>3592219.937</text:p>
          </table:table-cell>
          <table:table-cell office:value-type="float" office:value="2048978.321" table:style-name="ce1">
            <text:p>2048978.32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92848.3590000002" table:style-name="ce1">
            <text:p>3692848.359</text:p>
          </table:table-cell>
          <table:table-cell office:value-type="float" office:value="1946458.7439999999" table:style-name="ce1">
            <text:p>1946458.744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24498.523" table:style-name="ce1">
            <text:p>3724498.523</text:p>
          </table:table-cell>
          <table:table-cell office:value-type="float" office:value="1997992.4720000001" table:style-name="ce1">
            <text:p>1997992.47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28074.5660000001" table:style-name="ce1">
            <text:p>3728074.566</text:p>
          </table:table-cell>
          <table:table-cell office:value-type="float" office:value="2007559.7479999999" table:style-name="ce1">
            <text:p>2007559.74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722882.9029999999" table:style-name="ce1">
            <text:p>3722882.903</text:p>
          </table:table-cell>
          <table:table-cell office:value-type="float" office:value="1996018.2490000001" table:style-name="ce1">
            <text:p>1996018.249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700955.253" table:style-name="ce1">
            <text:p>3700955.253</text:p>
          </table:table-cell>
          <table:table-cell office:value-type="float" office:value="2039871.5249999999" table:style-name="ce1">
            <text:p>2039871.52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404947.3829999999" table:style-name="ce1">
            <text:p>3404947.383</text:p>
          </table:table-cell>
          <table:table-cell office:value-type="float" office:value="2088150.415" table:style-name="ce1">
            <text:p>2088150.41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634106.1609999998" table:style-name="ce1">
            <text:p>3634106.161</text:p>
          </table:table-cell>
          <table:table-cell office:value-type="float" office:value="2020075.733" table:style-name="ce1">
            <text:p>2020075.733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07492" table:style-name="ce1">
            <text:p>3607492</text:p>
          </table:table-cell>
          <table:table-cell office:value-type="float" office:value="2010520.4850000001" table:style-name="ce1">
            <text:p>2010520.48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896355.2680000002" table:style-name="ce1">
            <text:p>3896355.268</text:p>
          </table:table-cell>
          <table:table-cell office:value-type="float" office:value="1985669.8189999999" table:style-name="ce1">
            <text:p>1985669.819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9</text:p>
          </table:table-cell>
          <table:table-cell office:value-type="float" office:value="3860105.804" table:style-name="ce1">
            <text:p>3860105.804</text:p>
          </table:table-cell>
          <table:table-cell office:value-type="float" office:value="1932518.081" table:style-name="ce1">
            <text:p>1932518.081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727333.9" table:style-name="ce1">
            <text:p>3727333.9</text:p>
          </table:table-cell>
          <table:table-cell office:value-type="float" office:value="2012165.2120000001" table:style-name="ce1">
            <text:p>2012165.212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2931.4530000002" table:style-name="ce1">
            <text:p>3522931.453</text:p>
          </table:table-cell>
          <table:table-cell office:value-type="float" office:value="2048712.9269999999" table:style-name="ce1">
            <text:p>2048712.927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703018.719" table:style-name="ce1">
            <text:p>3703018.719</text:p>
          </table:table-cell>
          <table:table-cell office:value-type="float" office:value="2005968.15" table:style-name="ce1">
            <text:p>2005968.1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730325.639" table:style-name="ce1">
            <text:p>3730325.639</text:p>
          </table:table-cell>
          <table:table-cell office:value-type="float" office:value="1995214.703" table:style-name="ce1">
            <text:p>1995214.70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02484.1409999998" table:style-name="ce1">
            <text:p>3602484.141</text:p>
          </table:table-cell>
          <table:table-cell office:value-type="float" office:value="2018688.0179999999" table:style-name="ce1">
            <text:p>2018688.018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21173.38" table:style-name="ce1">
            <text:p>3621173.38</text:p>
          </table:table-cell>
          <table:table-cell office:value-type="float" office:value="2008643.105" table:style-name="ce1">
            <text:p>2008643.10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95520.1060000001" table:style-name="ce1">
            <text:p>3595520.106</text:p>
          </table:table-cell>
          <table:table-cell office:value-type="float" office:value="2039944.6529999999" table:style-name="ce1">
            <text:p>2039944.65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08883.648" table:style-name="ce1">
            <text:p>3608883.648</text:p>
          </table:table-cell>
          <table:table-cell office:value-type="float" office:value="2014341.061" table:style-name="ce1">
            <text:p>2014341.061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687787.3769999999" table:style-name="ce1">
            <text:p>3687787.377</text:p>
          </table:table-cell>
          <table:table-cell office:value-type="float" office:value="2002608.8019999999" table:style-name="ce1">
            <text:p>2002608.802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684722.5150000001" table:style-name="ce1">
            <text:p>3684722.515</text:p>
          </table:table-cell>
          <table:table-cell office:value-type="float" office:value="2005598.513" table:style-name="ce1">
            <text:p>2005598.513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783987.1809999999" table:style-name="ce1">
            <text:p>3783987.181</text:p>
          </table:table-cell>
          <table:table-cell office:value-type="float" office:value="1964001.2960000001" table:style-name="ce1">
            <text:p>1964001.296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504899.949" table:style-name="ce1">
            <text:p>3504899.949</text:p>
          </table:table-cell>
          <table:table-cell office:value-type="float" office:value="2052753.2250000001" table:style-name="ce1">
            <text:p>2052753.225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679649.801" table:style-name="ce1">
            <text:p>3679649.801</text:p>
          </table:table-cell>
          <table:table-cell office:value-type="float" office:value="2024276.781" table:style-name="ce1">
            <text:p>2024276.781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06585.8089999999" table:style-name="ce1">
            <text:p>3506585.809</text:p>
          </table:table-cell>
          <table:table-cell office:value-type="float" office:value="2038566.6359999999" table:style-name="ce1">
            <text:p>2038566.636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35190.1639999999" table:style-name="ce1">
            <text:p>3735190.164</text:p>
          </table:table-cell>
          <table:table-cell office:value-type="float" office:value="1979521.9909999999" table:style-name="ce1">
            <text:p>1979521.991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881987.429" table:style-name="ce1">
            <text:p>3881987.429</text:p>
          </table:table-cell>
          <table:table-cell office:value-type="float" office:value="1997072.76" table:style-name="ce1">
            <text:p>1997072.76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08325.1030000001" table:style-name="ce1">
            <text:p>3608325.103</text:p>
          </table:table-cell>
          <table:table-cell office:value-type="float" office:value="1983411.3130000001" table:style-name="ce1">
            <text:p>1983411.313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502546.091" table:style-name="ce1">
            <text:p>3502546.091</text:p>
          </table:table-cell>
          <table:table-cell office:value-type="float" office:value="2048610.834" table:style-name="ce1">
            <text:p>2048610.834</text:p>
          </table:table-cell>
          <table:table-cell table:number-columns-repeated="16379"/>
        </table:table-row>
        <table:table-row table:number-rows-repeated="1048497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enus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29628.1439999999" table:style-name="ce1">
            <text:p>3229628.144</text:p>
          </table:table-cell>
          <table:table-cell office:value-type="float" office:value="3078197.7080000001" table:style-name="ce1">
            <text:p>3078197.7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6986.3640000001" table:style-name="ce1">
            <text:p>3216986.364</text:p>
          </table:table-cell>
          <table:table-cell office:value-type="float" office:value="2951192.3089999999" table:style-name="ce1">
            <text:p>2951192.3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6038.3309999998" table:style-name="ce1">
            <text:p>3216038.331</text:p>
          </table:table-cell>
          <table:table-cell office:value-type="float" office:value="2960749.3220000002" table:style-name="ce1">
            <text:p>2960749.3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7265.071" table:style-name="ce1">
            <text:p>3217265.071</text:p>
          </table:table-cell>
          <table:table-cell office:value-type="float" office:value="2960874.3790000002" table:style-name="ce1">
            <text:p>2960874.3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05745.7310000001" table:style-name="ce1">
            <text:p>3205745.731</text:p>
          </table:table-cell>
          <table:table-cell office:value-type="float" office:value="2963059.801" table:style-name="ce1">
            <text:p>2963059.8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4891.41" table:style-name="ce1">
            <text:p>3214891.41</text:p>
          </table:table-cell>
          <table:table-cell office:value-type="float" office:value="2928147.0630000001" table:style-name="ce1">
            <text:p>2928147.0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9317.2790000001" table:style-name="ce1">
            <text:p>3219317.279</text:p>
          </table:table-cell>
          <table:table-cell office:value-type="float" office:value="2971029.5260000001" table:style-name="ce1">
            <text:p>2971029.5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22862.0150000001" table:style-name="ce1">
            <text:p>3222862.015</text:p>
          </table:table-cell>
          <table:table-cell office:value-type="float" office:value="2964370.2140000002" table:style-name="ce1">
            <text:p>2964370.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2458.1460000002" table:style-name="ce1">
            <text:p>3212458.146</text:p>
          </table:table-cell>
          <table:table-cell office:value-type="float" office:value="2941450.1579999998" table:style-name="ce1">
            <text:p>2941450.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190927.5970000001" table:style-name="ce1">
            <text:p>3190927.597</text:p>
          </table:table-cell>
          <table:table-cell office:value-type="float" office:value="2934733.8790000002" table:style-name="ce1">
            <text:p>2934733.8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9062.392" table:style-name="ce1">
            <text:p>3219062.392</text:p>
          </table:table-cell>
          <table:table-cell office:value-type="float" office:value="2957000.395" table:style-name="ce1">
            <text:p>2957000.3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4927.9720000001" table:style-name="ce1">
            <text:p>3214927.972</text:p>
          </table:table-cell>
          <table:table-cell office:value-type="float" office:value="2957598.2760000001" table:style-name="ce1">
            <text:p>2957598.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24316.2519999999" table:style-name="ce1">
            <text:p>3224316.252</text:p>
          </table:table-cell>
          <table:table-cell office:value-type="float" office:value="2949812.85" table:style-name="ce1">
            <text:p>2949812.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3747.0290000001" table:style-name="ce1">
            <text:p>3213747.029</text:p>
          </table:table-cell>
          <table:table-cell office:value-type="float" office:value="2958541.5610000002" table:style-name="ce1">
            <text:p>2958541.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17002.7850000001" table:style-name="ce1">
            <text:p>3217002.785</text:p>
          </table:table-cell>
          <table:table-cell office:value-type="float" office:value="2851990.43" table:style-name="ce1">
            <text:p>2851990.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18154.45" table:style-name="ce1">
            <text:p>3218154.45</text:p>
          </table:table-cell>
          <table:table-cell office:value-type="float" office:value="2860837.2239999999" table:style-name="ce1">
            <text:p>2860837.2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69737.4440000001" table:style-name="ce1">
            <text:p>3269737.444</text:p>
          </table:table-cell>
          <table:table-cell office:value-type="float" office:value="2861722.4410000001" table:style-name="ce1">
            <text:p>2861722.4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71211.0809999998" table:style-name="ce1">
            <text:p>3271211.081</text:p>
          </table:table-cell>
          <table:table-cell office:value-type="float" office:value="2856803.2769999998" table:style-name="ce1">
            <text:p>2856803.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674506.4619999998" table:style-name="ce1">
            <text:p>3674506.462</text:p>
          </table:table-cell>
          <table:table-cell office:value-type="float" office:value="2346302.09" table:style-name="ce1">
            <text:p>2346302.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08293.7590000001" table:style-name="ce1">
            <text:p>3508293.759</text:p>
          </table:table-cell>
          <table:table-cell office:value-type="float" office:value="2205062.8990000002" table:style-name="ce1">
            <text:p>2205062.8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328.8169999998" table:style-name="ce1">
            <text:p>3523328.817</text:p>
          </table:table-cell>
          <table:table-cell office:value-type="float" office:value="2283708.702" table:style-name="ce1">
            <text:p>2283708.7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458.2919999999" table:style-name="ce1">
            <text:p>3523458.292</text:p>
          </table:table-cell>
          <table:table-cell office:value-type="float" office:value="2208871.4739999999" table:style-name="ce1">
            <text:p>2208871.4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4561.355" table:style-name="ce1">
            <text:p>3524561.355</text:p>
          </table:table-cell>
          <table:table-cell office:value-type="float" office:value="2229936.6129999999" table:style-name="ce1">
            <text:p>2229936.6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5733.1379999998" table:style-name="ce1">
            <text:p>3525733.138</text:p>
          </table:table-cell>
          <table:table-cell office:value-type="float" office:value="2285682.1919999998" table:style-name="ce1">
            <text:p>2285682.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8610.2779999999" table:style-name="ce1">
            <text:p>3518610.278</text:p>
          </table:table-cell>
          <table:table-cell office:value-type="float" office:value="2283207.8319999999" table:style-name="ce1">
            <text:p>2283207.8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3628.8360000001" table:style-name="ce1">
            <text:p>3523628.836</text:p>
          </table:table-cell>
          <table:table-cell office:value-type="float" office:value="2281900.0959999999" table:style-name="ce1">
            <text:p>2281900.0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7155.4019999998" table:style-name="ce1">
            <text:p>3527155.402</text:p>
          </table:table-cell>
          <table:table-cell office:value-type="float" office:value="2285608.841" table:style-name="ce1">
            <text:p>2285608.8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328.7719999999" table:style-name="ce1">
            <text:p>3523328.772</text:p>
          </table:table-cell>
          <table:table-cell office:value-type="float" office:value="2201927.977" table:style-name="ce1">
            <text:p>2201927.9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16010.9139999999" table:style-name="ce1">
            <text:p>3516010.914</text:p>
          </table:table-cell>
          <table:table-cell office:value-type="float" office:value="2201544.5279999999" table:style-name="ce1">
            <text:p>2201544.5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18978.909" table:style-name="ce1">
            <text:p>3518978.909</text:p>
          </table:table-cell>
          <table:table-cell office:value-type="float" office:value="2200562.8089999999" table:style-name="ce1">
            <text:p>2200562.8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6275.9419999998" table:style-name="ce1">
            <text:p>3526275.942</text:p>
          </table:table-cell>
          <table:table-cell office:value-type="float" office:value="2202700.182" table:style-name="ce1">
            <text:p>2202700.1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6577.8160000001" table:style-name="ce1">
            <text:p>3516577.816</text:p>
          </table:table-cell>
          <table:table-cell office:value-type="float" office:value="2207202.7140000002" table:style-name="ce1">
            <text:p>2207202.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4430.085" table:style-name="ce1">
            <text:p>3524430.085</text:p>
          </table:table-cell>
          <table:table-cell office:value-type="float" office:value="2286931.125" table:style-name="ce1">
            <text:p>2286931.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1141.7420000001" table:style-name="ce1">
            <text:p>3521141.742</text:p>
          </table:table-cell>
          <table:table-cell office:value-type="float" office:value="2286008.3790000002" table:style-name="ce1">
            <text:p>2286008.3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23918.2179999999" table:style-name="ce1">
            <text:p>3523918.218</text:p>
          </table:table-cell>
          <table:table-cell office:value-type="float" office:value="2200378.1030000001" table:style-name="ce1">
            <text:p>2200378.1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19116.9750000001" table:style-name="ce1">
            <text:p>3519116.975</text:p>
          </table:table-cell>
          <table:table-cell office:value-type="float" office:value="2198589.7880000002" table:style-name="ce1">
            <text:p>2198589.7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8619.1239999998" table:style-name="ce1">
            <text:p>3518619.124</text:p>
          </table:table-cell>
          <table:table-cell office:value-type="float" office:value="2205617.1710000001" table:style-name="ce1">
            <text:p>2205617.1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448948.6669999999" table:style-name="ce1">
            <text:p>3448948.667</text:p>
          </table:table-cell>
          <table:table-cell office:value-type="float" office:value="2096729.067" table:style-name="ce1">
            <text:p>2096729.0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435630.3739999998" table:style-name="ce1">
            <text:p>3435630.374</text:p>
          </table:table-cell>
          <table:table-cell office:value-type="float" office:value="2167379.6949999998" table:style-name="ce1">
            <text:p>2167379.6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701073.878" table:style-name="ce1">
            <text:p>3701073.878</text:p>
          </table:table-cell>
          <table:table-cell office:value-type="float" office:value="2067642.4450000001" table:style-name="ce1">
            <text:p>2067642.4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5</text:p>
          </table:table-cell>
          <table:table-cell office:value-type="float" office:value="3738299.071" table:style-name="ce1">
            <text:p>3738299.071</text:p>
          </table:table-cell>
          <table:table-cell office:value-type="float" office:value="2134690.2209999999" table:style-name="ce1">
            <text:p>2134690.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399302.77" table:style-name="ce1">
            <text:p>3399302.77</text:p>
          </table:table-cell>
          <table:table-cell office:value-type="float" office:value="2091881.723" table:style-name="ce1">
            <text:p>2091881.7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703011.0610000002" table:style-name="ce1">
            <text:p>3703011.061</text:p>
          </table:table-cell>
          <table:table-cell office:value-type="float" office:value="2112487.0469999998" table:style-name="ce1">
            <text:p>2112487.0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348498.96" table:style-name="ce1">
            <text:p>3348498.96</text:p>
          </table:table-cell>
          <table:table-cell office:value-type="float" office:value="2109001.6030000001" table:style-name="ce1">
            <text:p>2109001.6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82984.5989999999" table:style-name="ce1">
            <text:p>3282984.599</text:p>
          </table:table-cell>
          <table:table-cell office:value-type="float" office:value="2146228.7689999999" table:style-name="ce1">
            <text:p>2146228.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307852.031" table:style-name="ce1">
            <text:p>3307852.031</text:p>
          </table:table-cell>
          <table:table-cell office:value-type="float" office:value="2112888.6680000001" table:style-name="ce1">
            <text:p>2112888.6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41744.7960000001" table:style-name="ce1">
            <text:p>3541744.796</text:p>
          </table:table-cell>
          <table:table-cell office:value-type="float" office:value="2080101.838" table:style-name="ce1">
            <text:p>2080101.8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93807.5079999999" table:style-name="ce1">
            <text:p>3693807.508</text:p>
          </table:table-cell>
          <table:table-cell office:value-type="float" office:value="2062672.34" table:style-name="ce1">
            <text:p>2062672.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02990.1090000002" table:style-name="ce1">
            <text:p>3502990.109</text:p>
          </table:table-cell>
          <table:table-cell office:value-type="float" office:value="2076107.639" table:style-name="ce1">
            <text:p>2076107.6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92219.9369999999" table:style-name="ce1">
            <text:p>3592219.937</text:p>
          </table:table-cell>
          <table:table-cell office:value-type="float" office:value="2048978.321" table:style-name="ce1">
            <text:p>2048978.3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92848.3590000002" table:style-name="ce1">
            <text:p>3692848.359</text:p>
          </table:table-cell>
          <table:table-cell office:value-type="float" office:value="1946458.7439999999" table:style-name="ce1">
            <text:p>1946458.7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24498.523" table:style-name="ce1">
            <text:p>3724498.523</text:p>
          </table:table-cell>
          <table:table-cell office:value-type="float" office:value="1997992.4720000001" table:style-name="ce1">
            <text:p>1997992.4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28074.5660000001" table:style-name="ce1">
            <text:p>3728074.566</text:p>
          </table:table-cell>
          <table:table-cell office:value-type="float" office:value="2007559.7479999999" table:style-name="ce1">
            <text:p>2007559.7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722882.9029999999" table:style-name="ce1">
            <text:p>3722882.903</text:p>
          </table:table-cell>
          <table:table-cell office:value-type="float" office:value="1996018.2490000001" table:style-name="ce1">
            <text:p>1996018.2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700955.253" table:style-name="ce1">
            <text:p>3700955.253</text:p>
          </table:table-cell>
          <table:table-cell office:value-type="float" office:value="2039871.5249999999" table:style-name="ce1">
            <text:p>2039871.5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404947.3829999999" table:style-name="ce1">
            <text:p>3404947.383</text:p>
          </table:table-cell>
          <table:table-cell office:value-type="float" office:value="2088150.415" table:style-name="ce1">
            <text:p>2088150.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634106.1609999998" table:style-name="ce1">
            <text:p>3634106.161</text:p>
          </table:table-cell>
          <table:table-cell office:value-type="float" office:value="2020075.733" table:style-name="ce1">
            <text:p>2020075.7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07492" table:style-name="ce1">
            <text:p>3607492</text:p>
          </table:table-cell>
          <table:table-cell office:value-type="float" office:value="2010520.4850000001" table:style-name="ce1">
            <text:p>2010520.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896355.2680000002" table:style-name="ce1">
            <text:p>3896355.268</text:p>
          </table:table-cell>
          <table:table-cell office:value-type="float" office:value="1985669.8189999999" table:style-name="ce1">
            <text:p>1985669.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9</text:p>
          </table:table-cell>
          <table:table-cell office:value-type="float" office:value="3860105.804" table:style-name="ce1">
            <text:p>3860105.804</text:p>
          </table:table-cell>
          <table:table-cell office:value-type="float" office:value="1932518.081" table:style-name="ce1">
            <text:p>1932518.0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727333.9" table:style-name="ce1">
            <text:p>3727333.9</text:p>
          </table:table-cell>
          <table:table-cell office:value-type="float" office:value="2012165.2120000001" table:style-name="ce1">
            <text:p>2012165.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2931.4530000002" table:style-name="ce1">
            <text:p>3522931.453</text:p>
          </table:table-cell>
          <table:table-cell office:value-type="float" office:value="2048712.9269999999" table:style-name="ce1">
            <text:p>2048712.9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703018.719" table:style-name="ce1">
            <text:p>3703018.719</text:p>
          </table:table-cell>
          <table:table-cell office:value-type="float" office:value="2005968.15" table:style-name="ce1">
            <text:p>2005968.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730325.639" table:style-name="ce1">
            <text:p>3730325.639</text:p>
          </table:table-cell>
          <table:table-cell office:value-type="float" office:value="1995214.703" table:style-name="ce1">
            <text:p>1995214.7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02484.1409999998" table:style-name="ce1">
            <text:p>3602484.141</text:p>
          </table:table-cell>
          <table:table-cell office:value-type="float" office:value="2018688.0179999999" table:style-name="ce1">
            <text:p>2018688.0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21173.38" table:style-name="ce1">
            <text:p>3621173.38</text:p>
          </table:table-cell>
          <table:table-cell office:value-type="float" office:value="2008643.105" table:style-name="ce1">
            <text:p>2008643.1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95520.1060000001" table:style-name="ce1">
            <text:p>3595520.106</text:p>
          </table:table-cell>
          <table:table-cell office:value-type="float" office:value="2039944.6529999999" table:style-name="ce1">
            <text:p>2039944.6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08883.648" table:style-name="ce1">
            <text:p>3608883.648</text:p>
          </table:table-cell>
          <table:table-cell office:value-type="float" office:value="2014341.061" table:style-name="ce1">
            <text:p>2014341.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687787.3769999999" table:style-name="ce1">
            <text:p>3687787.377</text:p>
          </table:table-cell>
          <table:table-cell office:value-type="float" office:value="2002608.8019999999" table:style-name="ce1">
            <text:p>2002608.8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684722.5150000001" table:style-name="ce1">
            <text:p>3684722.515</text:p>
          </table:table-cell>
          <table:table-cell office:value-type="float" office:value="2005598.513" table:style-name="ce1">
            <text:p>2005598.5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783987.1809999999" table:style-name="ce1">
            <text:p>3783987.181</text:p>
          </table:table-cell>
          <table:table-cell office:value-type="float" office:value="1964001.2960000001" table:style-name="ce1">
            <text:p>1964001.2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504899.949" table:style-name="ce1">
            <text:p>3504899.949</text:p>
          </table:table-cell>
          <table:table-cell office:value-type="float" office:value="2052753.2250000001" table:style-name="ce1">
            <text:p>2052753.2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679649.801" table:style-name="ce1">
            <text:p>3679649.801</text:p>
          </table:table-cell>
          <table:table-cell office:value-type="float" office:value="2024276.781" table:style-name="ce1">
            <text:p>2024276.7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06585.8089999999" table:style-name="ce1">
            <text:p>3506585.809</text:p>
          </table:table-cell>
          <table:table-cell office:value-type="float" office:value="2038566.6359999999" table:style-name="ce1">
            <text:p>2038566.6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35190.1639999999" table:style-name="ce1">
            <text:p>3735190.164</text:p>
          </table:table-cell>
          <table:table-cell office:value-type="float" office:value="1979521.9909999999" table:style-name="ce1">
            <text:p>1979521.9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881987.429" table:style-name="ce1">
            <text:p>3881987.429</text:p>
          </table:table-cell>
          <table:table-cell office:value-type="float" office:value="1997072.76" table:style-name="ce1">
            <text:p>1997072.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08325.1030000001" table:style-name="ce1">
            <text:p>3608325.103</text:p>
          </table:table-cell>
          <table:table-cell office:value-type="float" office:value="1983411.3130000001" table:style-name="ce1">
            <text:p>1983411.3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502546.091" table:style-name="ce1">
            <text:p>3502546.091</text:p>
          </table:table-cell>
          <table:table-cell office:value-type="float" office:value="2048610.834" table:style-name="ce1">
            <text:p>2048610.834</text:p>
          </table:table-cell>
          <table:table-cell table:number-columns-repeated="16380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awn</meta:initial-creator>
    <dc:creator>Shawn Laffan</dc:creator>
    <meta:creation-date>2015-05-27T04:27:40Z</meta:creation-date>
    <dc:date>2015-05-27T05:36:41Z</dc:date>
  </office:meta>
</office:document-meta>
</file>